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paragraph-properties fo:line-height="100%"/>
      <style:text-properties officeooo:paragraph-rsid="018eb476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0312a"/>
    </style:style>
    <style:style style:name="P23" style:family="paragraph" style:parent-style-name="Standard">
      <style:paragraph-properties fo:line-height="100%"/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style:font-name="Liberation Sans2" fo:font-style="italic" officeooo:rsid="05fe4687" officeooo:paragraph-rsid="01ec61dc" style:font-style-asian="italic" style:font-style-complex="italic"/>
    </style:style>
    <style:style style:name="P25" style:family="paragraph" style:parent-style-name="Standard">
      <style:text-properties style:font-name="Liberation Sans2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2" officeooo:paragraph-rsid="01e8ab62"/>
    </style:style>
    <style:style style:name="P27" style:family="paragraph" style:parent-style-name="Standard" style:master-page-name="Standard">
      <style:paragraph-properties style:page-number="auto"/>
      <style:text-properties officeooo:paragraph-rsid="01f21e76"/>
    </style:style>
    <style:style style:name="P28" style:family="paragraph" style:parent-style-name="Standard" style:list-style-name="L1">
      <style:text-properties style:font-name="Liberation Sans2" fo:font-size="12pt" fo:font-weight="bold" officeooo:paragraph-rsid="019a386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2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2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2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2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2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2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2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2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2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2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2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2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2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2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font-name="Liberation Sans2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font-name="Liberation Sans2" fo:font-size="12pt" fo:language="nl" fo:country="NL" fo:font-weight="normal" officeooo:rsid="01f937e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font-name="Liberation Sans2" fo:language="nl" fo:country="NL" fo:background-color="transparent" loext:char-shading-value="0" style:font-size-asian="12pt" style:language-asian="nl" style:country-asian="NL" style:font-size-complex="12pt"/>
    </style:style>
    <style:style style:name="T52" style:family="text">
      <style:text-properties fo:color="#000000" loext:opacity="100%" style:font-name="Liberation Sans2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loext:opacity="100%" style:font-name="Liberation Sans2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fo:color="#000000" loext:opacity="100%" style:font-name="Liberation Sans2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style:use-window-font-color="true" loext:opacity="0%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font-name="Liberation Sans2"/>
    </style:style>
    <style:style style:name="T57" style:family="text">
      <style:text-properties style:font-name="Liberation Sans2" officeooo:rsid="01cfd8fe"/>
    </style:style>
    <style:style style:name="T58" style:family="text">
      <style:text-properties style:font-name="Liberation Sans2" officeooo:rsid="01abc67c"/>
    </style:style>
    <style:style style:name="T5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2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style:font-name="Liberation Sans2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Liberation Sans2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style:font-name="Liberation Sans2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style:font-name="Liberation Sans2" officeooo:rsid="01f937e5"/>
    </style:style>
    <style:style style:name="T66" style:family="text">
      <style:text-properties style:font-name="Liberation Sans2" officeooo:rsid="01fab31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3">C</text:span></text:span><text:span text:style-name="Strong_20_Emphasis"><text:span text:style-name="T34">h</text:span></text:span><text:span text:style-name="Strong_20_Emphasis"><text:span text:style-name="T32">ecklist voor </text:span></text:span><text:span text:style-name="Strong_20_Emphasis"><text:span text:style-name="T35">de installatie</text:span></text:span><text:span text:style-name="Strong_20_Emphasis"><text:span text:style-name="T32"> van </text:span></text:span><text:reference-mark-start text:name="Distributie"/><text:span text:style-name="Strong_20_Emphasis"><text:span text:style-name="T49">Debian</text:span></text:span><text:reference-mark-end text:name="Distributie"/><text:span text:style-name="Strong_20_Emphasis"><text:span text:style-name="T36"> </text:span></text:span><text:reference-mark-start text:name="Versie"/><text:span text:style-name="T65">1</text:span><text:span text:style-name="T66">1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9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2">op </text:span></text:span><text:reference-mark-start text:name="Computernaam"/><text:span text:style-name="T58">pc</text:span><text:span text:style-name="Strong_20_Emphasis"><text:span text:style-name="T41">04</text:span></text:span><text:reference-mark-end text:name="Computernaam"/><text:span text:style-name="T42">.</text:span><text:span text:style-name="Strong_20_Emphasis"><text:span text:style-name="T32"><text:line-break/></text:span></text:span></text:p>
      <text:p text:style-name="P20"><text:span text:style-name="T32">Kijk op </text:span><text:a xlink:type="simple" xlink:href="https://karelzimmer.nl/" text:style-name="Internet_20_link" text:visited-style-name="Visited_20_Internet_20_Link"><text:span text:style-name="Internet_20_link"><text:span text:style-name="T59">karelzimmer.nl</text:span></text:span></text:a><text:span text:style-name="T32"> </text:span><text:span text:style-name="T15">voor</text:span><text:span text:style-name="T16"> </text:span><text:span text:style-name="T55">deze en andere </text:span><text:span text:style-name="T17">checklists, scripts, en overige bestanden.</text:span></text:p>
      <text:p text:style-name="P23"/>
      <text:p text:style-name="P24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50"/></text:span></text:p>
      <text:p text:style-name="P10"><text:span text:style-name="Definition"><text:span text:style-name="T61">g</text:span></text:span><text:span text:style-name="Definition"><text:span text:style-name="T60">ebruiker</text:span></text:span><text:span text:style-name="T32"><text:tab/><text:tab/><text:tab/><text:tab/></text:span><text:span text:style-name="User_20_Entry"><text:span text:style-name="T51">Nina Zimmer</text:span></text:span></text:p>
      <text:p text:style-name="P11"><text:span text:style-name="Definition"><text:span text:style-name="T61">g</text:span></text:span><text:span text:style-name="Definition"><text:span text:style-name="T60">ebruikersnaam<text:tab/></text:span></text:span><text:span text:style-name="User_20_Entry"><text:span text:style-name="T51">nina</text:span></text:span></text:p>
      <text:p text:style-name="P13"><text:span text:style-name="Definition"><text:span text:style-name="T61">c</text:span></text:span><text:span text:style-name="Definition"><text:span text:style-name="T60">omputernaam</text:span></text:span><text:span text:style-name="Definition"><text:span text:style-name="T62"><text:tab/><text:tab/></text:span></text:span><text:span text:style-name="User_20_Entry"><text:span text:style-name="T52"><text:reference-ref text:reference-format="text" text:ref-name="Computernaam">pc04</text:reference-ref></text:span></text:span><text:span text:style-name="T43"> <text:tab/><text:tab/><text:tab/><text:tab/>(</text:span><text:span text:style-name="T44">N</text:span><text:span text:style-name="T45">aast </text:span><text:span text:style-name="T46">W</text:span><text:span text:style-name="T47">indows </text:span><text:span text:style-name="T48">10</text:span><text:span text:style-name="T46"> – </text:span><text:span text:style-name="T45">dual boot</text:span><text:span text:style-name="T43">)</text:span></text:p>
      <text:p text:style-name="P12"><text:span text:style-name="Definition"><text:span text:style-name="T61">o</text:span></text:span><text:span text:style-name="Definition"><text:span text:style-name="T63">pstartmenu</text:span></text:span><text:span text:style-name="T32"><text:tab/><text:tab/><text:tab/></text:span><text:span text:style-name="User_20_Entry"><text:span text:style-name="T53">F9</text:span></text:span></text:p>
      <text:p text:style-name="P19"><text:span text:style-name="Definition"><text:span text:style-name="T61">i</text:span></text:span><text:span text:style-name="Definition"><text:span text:style-name="T63">nstellingen</text:span></text:span><text:span text:style-name="T32"><text:tab/><text:tab/><text:tab/></text:span><text:span text:style-name="User_20_Entry"><text:span text:style-name="T54">Esc</text:span></text:span></text:p>
      <text:p text:style-name="P3"><text:span text:style-name="Definition"><text:span text:style-name="T64"/></text:span></text:p>
      <text:p text:style-name="P6"/>
      <text:list xml:id="list2823017739" text:style-name="L1">
        <text:list-item>
          <text:p text:style-name="P28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4"><text:span text:style-name="Strong_20_Emphasis"><text:span text:style-name="T30"/></text:span></text:p>
      <text:p text:style-name="P5"/>
      <text:list xml:id="list161306776390765" text:continue-numbering="true" text:style-name="L1">
        <text:list-item>
          <text:p text:style-name="P29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6">Installeer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8"><text:s/></text:span></text:span><text:span text:style-name="Strong_20_Emphasis"><text:span text:style-name="T26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8"/>
      <text:p text:style-name="P9"/>
      <text:list xml:id="list161307208414706" text:continue-numbering="true" text:style-name="L1">
        <text:list-item>
          <text:p text:style-name="P30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Standard"><text:span text:style-name="Strong_20_Emphasis"><text:span text:style-name="T14"><text:line-break/></text:span></text:span></text:p>
      <text:list xml:id="list161307337760941" text:continue-numbering="true" text:style-name="L1">
        <text:list-item>
          <text:p text:style-name="P31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Debian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4"><text:span text:style-name="Strong_20_Emphasis"><text:span text:style-name="T18"/></text:span></text:p>
      <text:p text:style-name="P25"/>
      <text:p text:style-name="P22"><text:span text:style-name="T10">E</text:span><text:span text:style-name="T11">inde c</text:span><text:span text:style-name="T9">hecklist, </text:span><text:span text:style-name="T12">d</text:span><text:span text:style-name="T9">e installatie van </text:span><text:span text:style-name="T9"><text:reference-ref text:reference-format="text" text:ref-name="Distributie">Debian</text:reference-ref></text:span><text:span text:style-name="T9"><text:s/></text:span><text:span text:style-name="T7"><text:reference-ref text:reference-format="text" text:ref-name="Versie">11</text:reference-ref></text:span><text:span text:style-name="T7"><text:s/></text:span><text:span text:style-name="T8">LTS</text:span><text:span text:style-name="T9"> </text:span><text:span text:style-name="T9"><text:reference-ref text:reference-format="text" text:ref-name="Editie">desktop</text:reference-ref></text:span><text:span text:style-name="T9"><text:s/></text:span><text:span text:style-name="T13">op </text:span><text:span text:style-name="T13"><text:reference-ref text:reference-format="text" text:ref-name="Computernaam">pc04</text:reference-ref></text:span><text:span text:style-name="T13"><text:s/></text:span><text:span text:style-name="T9">is voltooid.<text:line-break/><text:line-break/></text:span><text:span text:style-name="T31">Geschreven</text:span><text:span text:style-name="T19"> door Karel Zimmer &lt;</text:span><text:a xlink:type="simple" xlink:href="mailto:info@karelzimmer.nl" text:style-name="Internet_20_link" text:visited-style-name="Visited_20_Internet_20_Link"><text:span text:style-name="T56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fo:text-transform="uppercase" fo:color="#ff0000" loext:opacity="100%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loext:opacity="100%" style:font-name="Liberation Sans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4</text:file-name><text:tab/><text:date style:data-style-name="N36" text:date-value="2022-02-13T16:13:06.517065530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6:13:06.434518123</dc:date>
    <meta:printed-by>Karel Zimmer</meta:printed-by>
    <meta:print-date>2010-10-15T14:58:44</meta:print-date>
    <meta:keyword>Installatie</meta:keyword>
    <meta:keyword>Checklist</meta:keyword>
    <meta:keyword>Linux</meta:keyword>
    <meta:editing-cycles>2093</meta:editing-cycles>
    <meta:editing-duration>P5DT2H18M25S</meta:editing-duration>
    <dc:creator>Karel Zimmer</dc:creator>
    <meta:document-statistic meta:table-count="4" meta:image-count="0" meta:object-count="0" meta:page-count="1" meta:paragraph-count="26" meta:word-count="129" meta:character-count="947" meta:non-whitespace-character-count="820"/>
    <meta:user-defined meta:name="Info 1"/>
    <meta:user-defined meta:name="Info 2"/>
    <meta:user-defined meta:name="Info 3"/>
    <meta:user-defined meta:name="Info 4"/>
  </office:meta>
</office:document-meta>
</file>